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EICAR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7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01T14:15:26.87</meta:creation-date>
    <meta:editing-cycles>1</meta:editing-cycles>
    <meta:editing-duration>P0D</meta:editing-duration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EICAR.xml><?xml version="1.0" encoding="utf-8"?>
<!DOCTYPE module  PUBLIC '-//OpenOffice.org//DTD OfficeDocument 1.0//EN'  'module.dtd'>
<script:module xmlns:script="http://openoffice.org/2000/script" script:name="EICAR" script:language="StarBasic">Sub AutoOpen()
    ' https://github.com/mattias-ohlsson/eicar-standard-antivirus-test-files

    ' Simple obfuscation
    Dim eicarPart1 As String
    Dim eicarPart2 As String
    eicarPart1 = "X5O!P%@AP[4\PZX54(P^^)7C"
    eicarPart2 = "C)7}$EICAR-STANDARD-ANTIVIRUS-TEST-FILE!$H+H*"

    Shell "cmd.exe /K echo " + eicarPart1 + eicarPart2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IC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